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edce" officeooo:paragraph-rsid="001aedce"/>
    </style:style>
    <style:style style:name="P2" style:family="paragraph" style:parent-style-name="Standard">
      <style:paragraph-properties fo:text-align="center" style:justify-single-word="false"/>
      <style:text-properties fo:font-size="17pt" officeooo:rsid="001aedce" officeooo:paragraph-rsid="001aedce" style:font-size-asian="17pt" style:font-size-complex="17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officeooo:rsid="001be250" officeooo:paragraph-rsid="001be250" style:font-size-asian="10.5pt" style:font-size-complex="12pt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officeooo:rsid="001be250" officeooo:paragraph-rsid="001be250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da5e4" officeooo:paragraph-rsid="001da5e4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da5e4" officeooo:paragraph-rsid="002098e9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20a8ad" officeooo:paragraph-rsid="0020a8ad" style:font-size-asian="10.5pt" style:font-size-complex="12pt"/>
    </style:style>
    <style:style style:name="T1" style:family="text">
      <style:text-properties officeooo:rsid="001da5e4"/>
    </style:style>
    <style:style style:name="T2" style:family="text">
      <style:text-properties officeooo:rsid="001f337e"/>
    </style:style>
    <style:style style:name="T3" style:family="text">
      <style:text-properties officeooo:rsid="002098e9"/>
    </style:style>
    <style:style style:name="T4" style:family="text">
      <style:text-properties officeooo:rsid="0020a8ad"/>
    </style:style>
    <style:style style:name="T5" style:family="text">
      <style:text-properties officeooo:rsid="002103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ZT<text:line-break/>Artur Tkaczyk<text:line-break/>Kajetan Kaczmarek</text:p>
      <text:p text:style-name="P2">Projekt WK.GD.8</text:p>
      <text:p text:style-name="P2">Kółko i krzyżyk</text:p>
      <text:p text:style-name="P2">Nieograniczona plansza, wygrywa 5 sąsiednich</text:p>
      <text:p text:style-name="P2"/>
      <text:list xml:id="list1979598020369776170" text:style-name="L2">
        <text:list-item>
          <text:p text:style-name="P4">Kluczowe decyzje projektowe</text:p>
          <text:list>
            <text:list-item>
              <text:p text:style-name="P4"/>
            </text:list-item>
          </text:list>
        </text:list-item>
        <text:list-item>
          <text:p text:style-name="P4">Instrukcja uruchomienia</text:p>
          <text:list>
            <text:list-item>
              <text:p text:style-name="P4">Po uruchomieniu programu wyświetla się ekran startowy.Możemy na nim wybrać, od góry:</text:p>
              <text:list>
                <text:list-item>
                  <text:p text:style-name="P4">Wysokość oraz szerokość pola gry</text:p>
                </text:list-item>
                <text:list-item>
                  <text:p text:style-name="P4">Długość zwycięskiego ciągu</text:p>
                </text:list-item>
                <text:list-item>
                  <text:p text:style-name="P4">Ilość poziomów drzew każdego ze sztucznych graczy</text:p>
                </text:list-item>
                <text:list-item>
                  <text:p text:style-name="P4">Tryb gry – Gracz przeciwko AI lub AI przeciwko AI</text:p>
                </text:list-item>
              </text:list>
            </text:list-item>
            <text:list-item>
              <text:p text:style-name="P4">W przypadku gry z udziałem gracza ma ekranie wyświetla się pole gry.Po naciśnięciu na dowolną kratkę zostaje tam wstawiony znak gracza, a po chwili wyświetlana jest odpowiedź AI.Po spełnieniu warunku zwycięstwa gra wyświetla komunikat o przegranej lub wygranej</text:p>
            </text:list-item>
            <text:list-item>
              <text:p text:style-name="P4">W przypadku pojedynku dwóch AI raport z ich posunięć jest drukowany do terminala </text:p>
            </text:list-item>
          </text:list>
        </text:list-item>
        <text:list-item>
          <text:p text:style-name="P4">Opis struktury programu</text:p>
          <text:list>
            <text:list-item>
              <text:p text:style-name="P3">Klasa View<text:line-break/><text:tab/>Klasa View <text:span text:style-name="T3">implementuje</text:span> elementy <text:span text:style-name="T1">biblioteki AWT które odpowiadają za wyświetlanie elementów GUI gry.</text:span></text:p>
            </text:list-item>
            <text:list-item>
              <text:p text:style-name="P5">Klasa Controller<text:line-break/> <text:tab/><text:span text:style-name="T2">Klasa Controller zawiera metody odpowiadające za obsługę przycisków <text:s/>w menu oraz samej gry.</text:span></text:p>
            </text:list-item>
            <text:list-item>
              <text:p text:style-name="P6">Klasa Start<text:line-break/><text:tab/><text:span text:style-name="T3">Wrapper do uruchomienia programu</text:span></text:p>
            </text:list-item>
            <text:list-item>
              <text:p text:style-name="P5">Klasa MinMax<text:line-break/><text:tab/><text:span text:style-name="T4">Klasa MinMax zawiera algorytm MiniMax.Konstruktor klasy wywołuje funkcje alfabeta, która implementuje algorytm MiniMax, przegląda stany oraz zwraca obiekt będący parą wybranego stanu gry oraz wartości funkcji przystosowania my odpowiadającej</text:span></text:p>
            </text:list-item>
            <text:list-item>
              <text:p text:style-name="P5">Klasa Pair<text:line-break/><text:tab/><text:span text:style-name="T3">Pozwala przekazywać jednocześnie stan gry oraz powiązaną z nim wartość funkcji przystosowania.</text:span></text:p>
            </text:list-item>
            <text:list-item>
              <text:p text:style-name="P5">Klasa Model<text:line-break/> <text:tab/><text:span text:style-name="T4">Klasa model zawiera ogólną logikę gry i pętlę w której zawiera się rozgrywka. Tworzymy w niej obiekty minmax to obsługi AI, oceniamy warunki zakończenia gry.</text:span></text:p>
            </text:list-item>
            <text:list-item>
              <text:p text:style-name="P7">Klasa StanPlanszy<text:line-break/><text:tab/><text:span text:style-name="T5">Klasa StanPlanszy służy do przechowywania stanu gry oraz do obsługi zapytań z nim związanych, tak jak czyja tura jest w danym momencie, czy gra została zakończona, <text:s/>oraz funkcja Przystosowania która ocenia wartość danego stanu gry z pounktu widzenia algorytmu MiniMax <text:tab/></text:span></text:p>
            </text:list-item>
          </text:list>
        </text:list-item>
        <text:list-item>
          <text:p text:style-name="P4">Raport z przeprowadzonych testów</text:p>
          <text:list>
            <text:list-item>
              <text:p text:style-name="P4"/>
            </text:list-item>
          </text:list>
        </text:list-item>
        <text:list-item>
          <text:p text:style-name="P4">Wnioski dotyczące rezultató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8S</meta:editing-duration>
    <meta:editing-cycles>5</meta:editing-cycles>
    <meta:generator>LibreOffice/4.4.2.2$Windows_x86 LibreOffice_project/c4c7d32d0d49397cad38d62472b0bc8acff48dd6</meta:generator>
    <dc:date>2018-01-12T18:17:54.326000000</dc:date>
    <meta:document-statistic meta:table-count="0" meta:image-count="0" meta:object-count="0" meta:page-count="1" meta:paragraph-count="25" meta:word-count="288" meta:character-count="1957" meta:non-whitespace-character-count="1698"/>
    <meta:user-defined meta:name="Info 1"/>
    <meta:user-defined meta:name="Info 2"/>
    <meta:user-defined meta:name="Info 3"/>
    <meta:user-defined meta:name="Info 4"/>
  </office:meta>
</office:document-meta>
</file>